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390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0.9744in"/>
    </style:style>
    <style:style style:name="co23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4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0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5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6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7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8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1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9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0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41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2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3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3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12/06/2018</text:date>, <text:time>12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6T12:21:02</dc:date>
    <dc:creator>Leonardo Silva</dc:creator>
    <meta:editing-duration>P2DT15H37M38S</meta:editing-duration>
    <meta:editing-cycles>231</meta:editing-cycles>
    <meta:generator>OpenOffice/4.1.5$Unix OpenOffice.org_project/415m1$Build-9789</meta:generator>
    <meta:document-statistic meta:table-count="65" meta:cell-count="916" meta:object-count="0"/>
  </office:meta>
</office:document-meta>
</file>